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1cm" fo:min-width="1.285cm" fo:padding-top="0.139cm" fo:padding-bottom="0.139cm" fo:padding-left="0.264cm" fo:padding-right="0.264cm"/>
    </style:style>
    <style:style style:name="gr2" style:family="graphic" style:parent-style-name="standard">
      <style:graphic-properties draw:stroke="none" svg:stroke-width="0.028cm" svg:stroke-color="#000000" draw:marker-start-width="0.242cm" draw:marker-end-width="0.242cm" draw:fill="none" draw:fill-color="#ffffff" draw:textarea-horizontal-align="left" draw:auto-grow-height="true" draw:auto-grow-width="true" fo:min-height="1.365cm" fo:min-width="2.715cm"/>
    </style:style>
    <style:style style:name="gr3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svg:stroke-width="0.028cm" svg:stroke-color="#000000" draw:marker-start-width="0.242cm" draw:marker-end-width="0.242cm" draw:fill="solid" draw:fill-color="#ff3333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4cm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solid" draw:fill-color="#ffffcc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="solid" draw:fill-color="#ccffff" draw:textarea-horizontal-align="justify" draw:textarea-vertical-align="middle" draw:auto-grow-height="false" fo:min-height="0.932cm" fo:min-width="1.283cm" fo:padding-top="0.139cm" fo:padding-bottom="0.139cm" fo:padding-left="0.264cm" fo:padding-right="0.264cm"/>
    </style:style>
    <style:style style:name="gr13" style:family="graphic" style:parent-style-name="standard">
      <style:graphic-properties svg:stroke-width="0.028cm" svg:stroke-color="#000000" draw:marker-start-width="0.242cm" draw:marker-end-width="0.242cm" draw:fill="solid" draw:fill-color="#ffffff" draw:textarea-horizontal-align="justify" draw:textarea-vertical-align="middle" draw:auto-grow-height="false" fo:min-height="0.254cm" fo:min-width="0cm" fo:padding-top="0.139cm" fo:padding-bottom="0.139cm" fo:padding-left="0.264cm" fo:padding-right="0.264cm"/>
    </style:style>
    <style:style style:name="gr14" style:family="graphic" style:parent-style-name="standard">
      <style:graphic-properties svg:stroke-width="0.028cm" svg:stroke-color="#000000" draw:marker-start-width="0.242cm" draw:marker-end-width="0.242cm" draw:fill="solid" draw:fill-color="#9966cc" draw:textarea-horizontal-align="justify" draw:textarea-vertical-align="middle" draw:auto-grow-height="false" fo:min-height="0.253cm" fo:min-width="0cm" fo:padding-top="0.139cm" fo:padding-bottom="0.139cm" fo:padding-left="0.264cm" fo:padding-right="0.264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668cm" fo:min-width="1.815cm"/>
    </style:style>
    <style:style style:name="gr16" style:family="graphic" style:parent-style-name="standard">
      <style:graphic-properties draw:stroke="none" svg:stroke-color="#000000" draw:fill="none" draw:fill-color="#ffffff" fo:min-height="1.111cm"/>
    </style:style>
    <style:style style:name="P1" style:family="paragraph">
      <loext:graphic-properties draw:fill="solid" draw:fill-color="#ccffff"/>
      <style:paragraph-properties fo:text-align="center"/>
    </style:style>
    <style:style style:name="P2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3" style:family="paragraph">
      <loext:graphic-properties draw:fill="solid" draw:fill-color="#ffffff" draw:opacity="0%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solid" draw:fill-color="#ffff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solid" draw:fill-color="#9966cc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ffff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1.943cm" svg:height="1.339cm" svg:x="4.739cm" svg:y="9.20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3.215cm" svg:height="1.615cm" svg:x="10.901cm" svg:y="6.798cm">
          <draw:text-box>
            <text:p><text:span text:style-name="T1">L</text:span><text:span text:style-name="T1">o</text:span><text:span text:style-name="T1">s</text:span><text:span text:style-name="T1">s</text:span></text:p>
          </draw:text-box>
        </draw:frame>
        <draw:g>
          <svg:title>TexMaths</svg:title>
          <svg:desc>32§display§f§svg§600§TRUE§</svg:desc>
          <draw:polygon draw:style-name="gr3" draw:text-style-name="P3" draw:layer="layout" svg:width="0.482cm" svg:height="0.685cm" svg:x="5.329cm" svg:y="9.471cm" svg:viewBox="0 0 483 686" draw:points="242,686 0,686 0,0 483,0 483,686">
            <text:p/>
          </draw:polygon>
          <draw:path draw:style-name="gr4" draw:text-style-name="P4" draw:layer="layout" svg:width="0.404cm" svg:height="0.704cm" svg:x="5.373cm" svg:y="9.46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5" draw:text-style-name="P5" xml:id="id1" draw:id="id1" draw:layer="layout" svg:width="0.691cm" svg:height="0.749cm" svg:x="5.278cm" svg:y="7.3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z§svg§600§TRUE§</svg:desc>
          <draw:polygon draw:style-name="gr3" draw:text-style-name="P3" draw:layer="layout" svg:width="0.256cm" svg:height="0.219cm" svg:x="5.507cm" svg:y="7.573cm" svg:viewBox="0 0 257 220" draw:points="129,220 0,220 0,0 257,0 257,220">
            <text:p/>
          </draw:polygon>
          <draw:path draw:style-name="gr4" draw:text-style-name="P4" draw:layer="layout" svg:width="0.215cm" svg:height="0.23cm" svg:x="5.528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onnector draw:style-name="gr6" draw:text-style-name="P6" draw:layer="layout" svg:x1="5.624cm" svg:y1="8.066cm" svg:x2="5.63cm" svg:y2="9.069cm" draw:start-shape="id1" draw:start-glue-point="8" svg:d="M5624 8066v759h6v244" svg:viewBox="0 0 7 1004">
          <text:p/>
        </draw:connector>
        <draw:custom-shape draw:style-name="gr7" draw:text-style-name="P7" xml:id="id2" draw:id="id2" draw:layer="layout" svg:width="0.691cm" svg:height="0.751cm" svg:x="5.345cm" svg:y="11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§svg§600§TRUE§</svg:desc>
          <draw:polygon draw:style-name="gr3" draw:text-style-name="P3" draw:layer="layout" svg:width="0.265cm" svg:height="0.219cm" svg:x="5.555cm" svg:y="11.898cm" svg:viewBox="0 0 266 220" draw:points="133,220 0,220 0,0 266,0 266,220">
            <text:p/>
          </draw:polygon>
          <draw:path draw:style-name="gr4" draw:text-style-name="P4" draw:layer="layout" svg:width="0.231cm" svg:height="0.23cm" svg:x="5.575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connector draw:style-name="gr6" draw:text-style-name="P6" draw:layer="layout" svg:x1="5.691cm" svg:y1="11.643cm" svg:x2="5.71cm" svg:y2="10.543cm" draw:start-shape="id2" draw:start-glue-point="4" draw:end-shape="id3" draw:end-glue-point="2" svg:d="M5691 11643v-550h19v-550" svg:viewBox="0 0 20 1101">
          <text:p/>
        </draw:connector>
        <draw:custom-shape draw:style-name="gr8" draw:text-style-name="P8" draw:layer="layout" svg:width="0.694cm" svg:height="0.749cm" svg:x="2.948cm" svg:y="9.5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§svg§600§TRUE§</svg:desc>
          <draw:polygon draw:style-name="gr3" draw:text-style-name="P3" draw:layer="layout" svg:width="0.236cm" svg:height="0.219cm" svg:x="3.183cm" svg:y="9.753cm" svg:viewBox="0 0 237 220" draw:points="119,220 0,220 0,0 237,0 237,220">
            <text:p/>
          </draw:polygon>
          <draw:path draw:style-name="gr4" draw:text-style-name="P4" draw:layer="layout" svg:width="0.186cm" svg:height="0.23cm" svg:x="3.209cm" svg:y="9.746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onnector draw:style-name="gr9" draw:text-style-name="P6" draw:layer="layout" svg:x1="3.615cm" svg:y1="9.874cm" svg:x2="4.739cm" svg:y2="9.873cm" draw:end-shape="id3" draw:end-glue-point="3" svg:d="M3615 9874h305v-1h819" svg:viewBox="0 0 1125 2">
          <text:p/>
        </draw:connector>
        <draw:connector draw:style-name="gr9" draw:text-style-name="P6" draw:layer="layout" svg:x1="6.682cm" svg:y1="9.873cm" svg:x2="8.347cm" svg:y2="9.89cm" draw:start-shape="id3" draw:start-glue-point="1" svg:d="M6682 9873h1090v17h575" svg:viewBox="0 0 1666 18">
          <text:p/>
        </draw:connector>
        <draw:custom-shape draw:style-name="gr10" draw:text-style-name="P1" xml:id="id6" draw:id="id6" draw:layer="layout" svg:width="1.942cm" svg:height="1.34cm" svg:x="10.952cm" svg:y="9.20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1.542cm" svg:y="9.472cm" svg:viewBox="0 0 483 686" draw:points="242,686 0,686 0,0 483,0 483,686">
            <text:p/>
          </draw:polygon>
          <draw:path draw:style-name="gr4" draw:text-style-name="P4" draw:layer="layout" svg:width="0.404cm" svg:height="0.704cm" svg:x="11.586cm" svg:y="9.461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1" draw:text-style-name="P5" xml:id="id4" draw:id="id4" draw:layer="layout" svg:width="0.69cm" svg:height="0.75cm" svg:x="11.493cm" svg:y="7.3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1.838cm" svg:y1="8.068cm" svg:x2="11.842cm" svg:y2="9.07cm" draw:start-shape="id4" draw:start-glue-point="8" svg:d="M11838 8068v759h4v243" svg:viewBox="0 0 5 1003">
          <text:p/>
        </draw:connector>
        <draw:custom-shape draw:style-name="gr7" draw:text-style-name="P7" xml:id="id5" draw:id="id5" draw:layer="layout" svg:width="0.69cm" svg:height="0.751cm" svg:x="11.559cm" svg:y="11.6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1.904cm" svg:y1="11.644cm" svg:x2="11.923cm" svg:y2="10.545cm" draw:start-shape="id5" draw:start-glue-point="4" draw:end-shape="id6" draw:end-glue-point="2" svg:d="M11904 11644v-549h19v-550" svg:viewBox="0 0 20 1100">
          <text:p/>
        </draw:connector>
        <draw:connector draw:style-name="gr6" draw:text-style-name="P6" draw:layer="layout" svg:x1="11.852cm" svg:y1="5.997cm" svg:x2="11.838cm" svg:y2="7.318cm" draw:end-shape="id4" draw:end-glue-point="4" svg:d="M11852 5997v404h-14v917" svg:viewBox="0 0 15 1322">
          <text:p/>
        </draw:connector>
        <draw:connector draw:style-name="gr9" draw:text-style-name="P6" draw:layer="layout" svg:x1="9.002cm" svg:y1="9.89cm" svg:x2="10.952cm" svg:y2="9.875cm" draw:end-shape="id6" draw:end-glue-point="3" svg:d="M9002 9890h718v-15h1232" svg:viewBox="0 0 1951 16">
          <text:p/>
        </draw:connector>
        <draw:connector draw:style-name="gr9" draw:text-style-name="P6" draw:layer="layout" svg:x1="12.894cm" svg:y1="9.875cm" svg:x2="14.561cm" svg:y2="9.891cm" draw:start-shape="id6" draw:start-glue-point="1" svg:d="M12894 9875h1092v16h575" svg:viewBox="0 0 1668 17">
          <text:p/>
        </draw:connector>
        <draw:custom-shape draw:style-name="gr12" draw:text-style-name="P1" xml:id="id9" draw:id="id9" draw:layer="layout" svg:width="1.941cm" svg:height="1.34cm" svg:x="16.983cm" svg:y="9.2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32§display§f§svg§600§TRUE§</svg:desc>
          <draw:polygon draw:style-name="gr3" draw:text-style-name="P3" draw:layer="layout" svg:width="0.482cm" svg:height="0.685cm" svg:x="17.573cm" svg:y="9.474cm" svg:viewBox="0 0 483 686" draw:points="242,686 0,686 0,0 483,0 483,686">
            <text:p/>
          </draw:polygon>
          <draw:path draw:style-name="gr4" draw:text-style-name="P4" draw:layer="layout" svg:width="0.404cm" svg:height="0.704cm" svg:x="17.617cm" svg:y="9.463cm" svg:viewBox="0 0 405 705" svg:d="M256 237h69c16 0 25 0 25-17 0-7-9-7-23-7h-67l19-90c2-15 13-70 18-79 7-15 21-26 39-26 2 0 23 0 39 13-37 4-43 31-43 42 0 17 13 26 29 26 21 0 44-15 44-46 0-35-37-53-69-53-28 0-80 13-103 90-5 18-7 24-28 123h-55c-16 0-26 0-26 13 0 11 7 11 23 11h53l-60 306c-16 75-29 145-71 145-2 0-23 0-39-13 37-2 46-31 46-42 0-18-16-29-32-29-21 0-44 18-44 49 0 33 37 52 69 52 44 0 78-46 92-74 25-51 44-143 46-150z">
            <text:p/>
          </draw:path>
        </draw:g>
        <draw:custom-shape draw:style-name="gr11" draw:text-style-name="P5" xml:id="id7" draw:id="id7" draw:layer="layout" svg:width="0.69cm" svg:height="0.75cm" svg:x="17.524cm" svg:y="7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7.869cm" svg:y1="8.069cm" svg:x2="17.874cm" svg:y2="9.071cm" draw:start-shape="id7" draw:start-glue-point="8" svg:d="M17869 8069v759h5v243" svg:viewBox="0 0 6 1003">
          <text:p/>
        </draw:connector>
        <draw:custom-shape draw:style-name="gr7" draw:text-style-name="P7" xml:id="id8" draw:id="id8" draw:layer="layout" svg:width="0.691cm" svg:height="0.751cm" svg:x="17.589cm" svg:y="11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17.935cm" svg:y1="11.645cm" svg:x2="17.953cm" svg:y2="10.546cm" draw:start-shape="id8" draw:start-glue-point="4" draw:end-shape="id9" draw:end-glue-point="2" svg:d="M17935 11645v-549h18v-550" svg:viewBox="0 0 19 1100">
          <text:p/>
        </draw:connector>
        <draw:connector draw:style-name="gr6" draw:text-style-name="P6" draw:layer="layout" svg:x1="17.885cm" svg:y1="5.998cm" svg:x2="17.869cm" svg:y2="7.319cm" draw:end-shape="id7" draw:end-glue-point="4" svg:d="M17885 5998v404h-16v917" svg:viewBox="0 0 17 1322">
          <text:p/>
        </draw:connector>
        <draw:connector draw:style-name="gr9" draw:text-style-name="P6" draw:layer="layout" svg:x1="18.924cm" svg:y1="9.876cm" svg:x2="20.593cm" svg:y2="9.893cm" draw:start-shape="id9" draw:start-glue-point="1" svg:d="M18924 9876h1092v17h577" svg:viewBox="0 0 1670 18">
          <text:p/>
        </draw:connector>
        <draw:connector draw:style-name="gr9" draw:text-style-name="P6" draw:layer="layout" svg:x1="15.315cm" svg:y1="9.891cm" svg:x2="16.983cm" svg:y2="9.876cm" draw:end-shape="id9" draw:end-glue-point="3" svg:d="M15315 9891h577v-15h1091" svg:viewBox="0 0 1669 16">
          <text:p/>
        </draw:connector>
        <draw:custom-shape draw:style-name="gr13" draw:text-style-name="P8" xml:id="id11" draw:id="id11" draw:layer="layout" svg:width="0.694cm" svg:height="0.75cm" svg:x="8.327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8.547cm" svg:y="9.743cm" svg:viewBox="0 0 273 340" draw:points="136,340 0,340 0,0 273,0 273,340">
            <text:p/>
          </draw:polygon>
          <draw:path draw:style-name="gr4" draw:text-style-name="P4" draw:layer="layout" svg:width="0.168cm" svg:height="0.048cm" svg:x="8.609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8.573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4" draw:text-style-name="P9" xml:id="id12" draw:id="id12" draw:layer="layout" svg:width="0.69cm" svg:height="0.751cm" svg:x="8.323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c§svg§600§TRUE§</svg:desc>
          <draw:polygon draw:style-name="gr3" draw:text-style-name="P3" draw:layer="layout" svg:width="0.213cm" svg:height="0.212cm" svg:x="8.559cm" svg:y="7.53cm" svg:viewBox="0 0 214 213" draw:points="106,213 0,213 0,0 214,0 214,213">
            <text:p/>
          </draw:polygon>
          <draw:path draw:style-name="gr4" draw:text-style-name="P4" draw:layer="layout" svg:width="0.192cm" svg:height="0.223cm" svg:x="8.579cm" svg:y="7.523cm" svg:viewBox="0 0 193 224" svg:d="M176 31c-8 0-15 0-22 7-9 7-9 15-9 19 0 12 9 17 19 17 14 0 28-11 28-32 0-24-24-42-59-42-67 0-133 71-133 140 0 45 29 84 80 84 71 0 113-52 113-59 0-3-3-5-7-5-1 0-3 1-6 4-39 49-93 49-99 49-31 0-45-24-45-53 0-21 10-69 27-100 15-28 43-49 70-49 17 0 36 6 43 20z">
            <text:p/>
          </draw:path>
        </draw:g>
        <draw:custom-shape draw:style-name="gr13" draw:text-style-name="P8" xml:id="id13" draw:id="id13" draw:layer="layout" svg:width="0.694cm" svg:height="0.75cm" svg:x="14.61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14.84cm" svg:y="9.743cm" svg:viewBox="0 0 273 340" draw:points="136,340 0,340 0,0 273,0 273,340">
            <text:p/>
          </draw:polygon>
          <draw:path draw:style-name="gr4" draw:text-style-name="P4" draw:layer="layout" svg:width="0.168cm" svg:height="0.048cm" svg:x="14.90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14.86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4" draw:text-style-name="P9" xml:id="id14" draw:id="id14" draw:layer="layout" svg:width="0.689cm" svg:height="0.751cm" svg:x="14.614cm" svg:y="6.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c§svg§600§TRUE§</svg:desc>
          <draw:polygon draw:style-name="gr3" draw:text-style-name="P3" draw:layer="layout" svg:width="0.213cm" svg:height="0.212cm" svg:x="14.849cm" svg:y="7.287cm" svg:viewBox="0 0 214 213" draw:points="106,213 0,213 0,0 214,0 214,213">
            <text:p/>
          </draw:polygon>
          <draw:path draw:style-name="gr4" draw:text-style-name="P4" draw:layer="layout" svg:width="0.192cm" svg:height="0.223cm" svg:x="14.869cm" svg:y="7.28cm" svg:viewBox="0 0 193 224" svg:d="M176 31c-8 0-15 0-22 7-9 7-9 15-9 19 0 12 9 17 19 17 14 0 28-11 28-32 0-24-24-42-59-42-67 0-133 71-133 140 0 45 29 84 80 84 71 0 113-52 113-59 0-3-3-5-7-5-1 0-3 1-6 4-39 49-93 49-99 49-31 0-45-24-45-53 0-21 10-69 27-100 15-28 43-49 70-49 17 0 36 6 43 20z">
            <text:p/>
          </draw:path>
        </draw:g>
        <draw:custom-shape draw:style-name="gr13" draw:text-style-name="P8" xml:id="id15" draw:id="id15" draw:layer="layout" svg:width="0.694cm" svg:height="0.75cm" svg:x="20.609cm" svg:y="9.5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}§svg§600§TRUE§</svg:desc>
          <draw:polygon draw:style-name="gr3" draw:text-style-name="P3" draw:layer="layout" svg:width="0.272cm" svg:height="0.339cm" svg:x="20.83cm" svg:y="9.743cm" svg:viewBox="0 0 273 340" draw:points="136,340 0,340 0,0 273,0 273,340">
            <text:p/>
          </draw:polygon>
          <draw:path draw:style-name="gr4" draw:text-style-name="P4" draw:layer="layout" svg:width="0.168cm" svg:height="0.048cm" svg:x="20.891cm" svg:y="9.741cm" svg:viewBox="0 0 169 49" svg:d="M169 7l-8-7c0 0-19 25-42 25-11 0-24-8-33-13-13-8-23-12-31-12-19 0-29 12-55 40l9 9c0-1 18-26 41-26 12 0 25 9 33 13 13 9 23 13 32 13 18 0 28-11 54-42z">
            <text:p/>
          </draw:path>
          <draw:path draw:style-name="gr4" draw:text-style-name="P4" draw:layer="layout" svg:width="0.186cm" svg:height="0.23cm" svg:x="20.855cm" svg:y="9.857cm" svg:viewBox="0 0 187 231" svg:d="M172 35c-14 0-24 11-24 23 0 7 4 14 16 14 11 0 23-8 23-29s-22-43-61-43c-67 0-86 52-86 75 0 39 39 48 53 51 26 4 53 10 53 39 0 13-11 55-73 55-7 0-46 0-57-26 18 1 31-13 31-28 0-11-8-17-18-17-13 0-29 10-29 33 0 29 29 49 73 49 82 0 102-62 102-84 0-18-10-31-16-37-14-15-28-18-51-22-18-4-38-7-38-30 0-16 12-46 56-46 13 0 39 2 46 23z">
            <text:p/>
          </draw:path>
        </draw:g>
        <draw:custom-shape draw:style-name="gr14" draw:text-style-name="P9" xml:id="id16" draw:id="id16" draw:layer="layout" svg:width="0.689cm" svg:height="0.751cm" svg:x="20.614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c§svg§600§TRUE§</svg:desc>
          <draw:polygon draw:style-name="gr3" draw:text-style-name="P3" draw:layer="layout" svg:width="0.213cm" svg:height="0.212cm" svg:x="20.849cm" svg:y="7.149cm" svg:viewBox="0 0 214 213" draw:points="106,213 0,213 0,0 214,0 214,213">
            <text:p/>
          </draw:polygon>
          <draw:path draw:style-name="gr4" draw:text-style-name="P4" draw:layer="layout" svg:width="0.192cm" svg:height="0.223cm" svg:x="20.869cm" svg:y="7.142cm" svg:viewBox="0 0 193 224" svg:d="M176 31c-8 0-15 0-22 7-9 7-9 15-9 19 0 12 9 17 19 17 14 0 28-11 28-32 0-24-24-42-59-42-67 0-133 71-133 140 0 45 29 84 80 84 71 0 113-52 113-59 0-3-3-5-7-5-1 0-3 1-6 4-39 49-93 49-99 49-31 0-45-24-45-53 0-21 10-69 27-100 15-28 43-49 70-49 17 0 36 6 43 20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11.751cm" svg:y="11.898cm" svg:viewBox="0 0 266 220" draw:points="133,220 0,220 0,0 266,0 266,220">
            <text:p/>
          </draw:polygon>
          <draw:path draw:style-name="gr4" draw:text-style-name="P4" draw:layer="layout" svg:width="0.231cm" svg:height="0.23cm" svg:x="11.771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a§svg§600§TRUE§</svg:desc>
          <draw:polygon draw:style-name="gr3" draw:text-style-name="P3" draw:layer="layout" svg:width="0.265cm" svg:height="0.219cm" svg:x="17.842cm" svg:y="11.898cm" svg:viewBox="0 0 266 220" draw:points="133,220 0,220 0,0 266,0 266,220">
            <text:p/>
          </draw:polygon>
          <draw:path draw:style-name="gr4" draw:text-style-name="P4" draw:layer="layout" svg:width="0.231cm" svg:height="0.23cm" svg:x="17.862cm" svg:y="11.891cm" svg:viewBox="0 0 232 231" svg:d="M169 33c-10-19-24-33-47-33-59 0-122 75-122 150 0 48 27 81 67 81 10 0 36-1 66-37 5 21 22 37 46 37 19 0 30-11 37-27 9-19 16-51 16-51 0-6-4-6-6-6-5 0-5 3-7 10-8 34-18 63-38 63-15 0-16-13-16-23 0-12 1-15 7-38 6-22 6-26 11-46l18-71c4-15 4-16 4-17 0-9-6-15-14-15-13 0-20 12-22 23zM136 165c-3 10-3 10-10 19-23 28-43 36-57 36-26 0-33-28-33-48 0-25 16-88 28-111 16-31 38-49 59-49 33 0 40 41 40 44s-1 6-3 9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11.703cm" svg:y="7.573cm" svg:viewBox="0 0 257 220" draw:points="129,220 0,220 0,0 257,0 257,220">
            <text:p/>
          </draw:polygon>
          <draw:path draw:style-name="gr4" draw:text-style-name="P4" draw:layer="layout" svg:width="0.215cm" svg:height="0.23cm" svg:x="11.724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g>
          <svg:title>TexMaths</svg:title>
          <svg:desc>14§display§z§svg§600§TRUE§</svg:desc>
          <draw:polygon draw:style-name="gr3" draw:text-style-name="P3" draw:layer="layout" svg:width="0.256cm" svg:height="0.219cm" svg:x="17.653cm" svg:y="7.573cm" svg:viewBox="0 0 257 220" draw:points="129,220 0,220 0,0 257,0 257,220">
            <text:p/>
          </draw:polygon>
          <draw:path draw:style-name="gr4" draw:text-style-name="P4" draw:layer="layout" svg:width="0.215cm" svg:height="0.23cm" svg:x="17.675cm" svg:y="7.565cm" svg:viewBox="0 0 216 231" svg:d="M46 184c27-31 42-42 60-58 0-2 32-28 51-47 47-47 59-72 59-73 0-6-5-6-6-6-3 0-4 1-7 6-16 24-26 33-39 33-12 0-17-9-26-17-9-12-17-22-35-22-38 0-61 48-61 58 0 3 1 6 5 6 5 0 6-3 8-6 10-23 38-23 43-23 10 0 20 3 31 7 20 7 26 7 39 7-17 23-60 59-70 68l-46 42c-35 35-52 64-52 68s6 4 6 4c4 0 5 0 8-6 12-18 28-31 43-31 12 0 18 4 31 18 8 12 17 19 31 19 51 0 81-65 81-78 0-3-3-6-7-6-5 0-5 3-8 8-11 33-43 43-60 43-10 0-19-4-30-7-17-7-25-9-36-9 0 0-9 0-13 2z">
            <text:p/>
          </draw:path>
        </draw:g>
        <draw:custom-shape draw:style-name="gr15" draw:text-style-name="P10" xml:id="id10" draw:id="id10" draw:layer="layout" svg:width="2.413cm" svg:height="1.016cm" svg:x="4.402cm" svg:y="5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2.186cm" svg:height="1.361cm" svg:x="4.629cm" svg:y="5.165cm">
          <draw:text-box>
            <text:p><text:span text:style-name="T2">sample</text:span></text:p>
          </draw:text-box>
        </draw:frame>
        <draw:custom-shape draw:style-name="gr15" draw:text-style-name="P10" draw:layer="layout" svg:width="2.413cm" svg:height="1.016cm" svg:x="10.502cm" svg:y="5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2.186cm" svg:height="1.361cm" svg:x="10.729cm" svg:y="5.165cm">
          <draw:text-box>
            <text:p><text:span text:style-name="T2">sample</text:span></text:p>
          </draw:text-box>
        </draw:frame>
        <draw:custom-shape draw:style-name="gr15" draw:text-style-name="P10" draw:layer="layout" svg:width="2.413cm" svg:height="1.016cm" svg:x="16.602cm" svg:y="5.02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1" draw:layer="layout" svg:width="2.186cm" svg:height="1.361cm" svg:x="16.829cm" svg:y="5.165cm">
          <draw:text-box>
            <text:p><text:span text:style-name="T2">sample</text:span></text:p>
          </draw:text-box>
        </draw:frame>
        <draw:connector draw:style-name="gr9" draw:text-style-name="P6" draw:layer="layout" svg:x1="5.608cm" svg:y1="6.045cm" svg:x2="5.624cm" svg:y2="7.317cm" draw:start-shape="id10" draw:end-shape="id1" draw:end-glue-point="4" svg:d="M5608 6045v630h16v642" svg:viewBox="0 0 17 1273">
          <text:p/>
        </draw:connector>
        <draw:connector draw:style-name="gr9" draw:text-style-name="P6" draw:layer="layout" svg:x1="8.674cm" svg:y1="9.553cm" svg:x2="8.668cm" svg:y2="7.974cm" draw:start-shape="id11" draw:start-glue-point="4" draw:end-shape="id12" draw:end-glue-point="8" svg:d="M8674 9553v-789h-6v-790" svg:viewBox="0 0 7 1580">
          <text:p/>
        </draw:connector>
        <draw:connector draw:style-name="gr9" draw:text-style-name="P6" draw:layer="layout" svg:x1="14.966cm" svg:y1="9.553cm" svg:x2="14.959cm" svg:y2="7.731cm" draw:start-shape="id13" draw:start-glue-point="4" draw:end-shape="id14" draw:end-glue-point="8" svg:d="M14966 9553v-911h-7v-911" svg:viewBox="0 0 8 1823">
          <text:p/>
        </draw:connector>
        <draw:connector draw:style-name="gr9" draw:text-style-name="P6" draw:layer="layout" svg:x1="20.956cm" svg:y1="9.553cm" svg:x2="20.959cm" svg:y2="7.593cm" draw:start-shape="id15" draw:start-glue-point="4" draw:end-shape="id16" draw:end-glue-point="8" svg:d="M20956 9553v-980h3v-980" svg:viewBox="0 0 4 196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8-27T20:24:35.347101932</dc:date>
    <meta:editing-duration>P1DT5H50M28S</meta:editing-duration>
    <meta:editing-cycles>24</meta:editing-cycles>
    <meta:generator>LibreOffice/5.1.6.2$Linux_X86_64 LibreOffice_project/10m0$Build-2</meta:generator>
    <meta:document-statistic meta:object-count="92"/>
  </office:meta>
</office:document-meta>
</file>